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ResourceNotFoundException.FOMResource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ResourceNotFoundException.FOMResourc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